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Referencer.DummyReferen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Referencer.DummyReferencer( DummyFactory dumm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setDummyFactory( DummyFactory dumm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getDumm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get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setTestBean1(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get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